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cccccc" draw:opacity="100%"/>
      <style:paragraph-properties fo:background-color="#cccccc"/>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P12"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3" style:family="paragraph" style:parent-style-name="Standard">
      <loext:graphic-properties draw:fill="solid" draw:fill-color="#cccccc" draw:opacity="100%"/>
      <style:paragraph-properties fo:background-color="#cccccc"/>
      <style:text-properties officeooo:rsid="0011056e" officeooo:paragraph-rsid="0011056e"/>
    </style:style>
    <style:style style:name="P14" style:family="paragraph" style:parent-style-name="Standard">
      <loext:graphic-properties draw:fill="solid" draw:fill-color="#cccccc" draw:opacity="100%"/>
      <style:paragraph-properties fo:background-color="#cccccc"/>
      <style:text-properties officeooo:paragraph-rsid="0011056e"/>
    </style:style>
    <style:style style:name="P15"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6"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1056e"/>
    </style:style>
    <style:style style:name="P19" style:family="paragraph" style:parent-style-name="Table_20_Contents">
      <style:paragraph-properties fo:text-align="center" style:justify-single-word="false"/>
      <style:text-properties officeooo:rsid="0010fcea" officeooo:paragraph-rsid="0010fcea"/>
    </style:style>
    <style:style style:name="P20" style:family="paragraph" style:parent-style-name="Table_20_Contents">
      <style:paragraph-properties fo:text-align="center" style:justify-single-word="false"/>
      <style:text-properties officeooo:rsid="0011056e" officeooo:paragraph-rsid="0011056e"/>
    </style:style>
    <style:style style:name="P21" style:family="paragraph" style:parent-style-name="Table_20_Contents">
      <style:paragraph-properties fo:text-align="center" style:justify-single-word="false"/>
      <style:text-properties officeooo:rsid="0019a570" officeooo:paragraph-rsid="0019a570"/>
    </style:style>
    <style:style style:name="P22" style:family="paragraph" style:parent-style-name="Table_20_Contents">
      <style:paragraph-properties fo:text-align="center" style:justify-single-word="false"/>
      <style:text-properties officeooo:rsid="001ace0f" officeooo:paragraph-rsid="001ace0f"/>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style:style style:name="T11" style:family="text">
      <style:text-properties officeooo:rsid="0010fcea"/>
    </style:style>
    <style:style style:name="T12" style:family="text">
      <style:text-properties officeooo:rsid="0011056e"/>
    </style:style>
    <style:style style:name="T13" style:family="text">
      <style:text-properties fo:color="#c9211e"/>
    </style:style>
    <style:style style:name="T14" style:family="text">
      <style:text-properties fo:color="#28471f"/>
    </style:style>
    <style:style style:name="T15" style:family="text">
      <style:text-properties officeooo:rsid="00152191"/>
    </style:style>
    <style:style style:name="T16" style:family="text">
      <style:text-properties officeooo:rsid="00168629"/>
    </style:style>
    <style:style style:name="T17" style:family="text">
      <style:text-properties officeooo:rsid="00176f18"/>
    </style:style>
    <style:style style:name="T18" style:family="text">
      <style:text-properties officeooo:rsid="0017f883"/>
    </style:style>
    <style:style style:name="T19" style:family="text">
      <style:text-properties officeooo:rsid="001a06ef"/>
    </style:style>
    <style:style style:name="T20" style:family="text">
      <style:text-properties officeooo:rsid="001ace0f"/>
    </style:style>
    <style:style style:name="T21" style:family="text">
      <style:text-properties officeooo:rsid="001b41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8">Quest for Underground <text:s/></text:p>
      <text:p text:style-name="P2"><text:tab/> Demon vs Monstre</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2">Ayant enfin un accès vers l'extérieur, les démons rassemblent leurs armées et sortent en masse de leur royaume inhospitalier. </text:p>
      <text:p text:style-name="P2"/>
      <text:p text:style-name="P2">Chacun des deux camps préparent leurs troupes. L'objectif de cette guerre : prendre le contrôle de l'Underground et de ses nombreuses richesses. </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4">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text:soft-page-break/>(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text:span text:style-name="T17">Attaquer/riposter : +5</text:span></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
      <text:p text:style-name="P10">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soft-page-break/><text:tab/>Fonctionnement d'une case </text:p>
      <text:p text:style-name="P2"/>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2"><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10">Personnage</text:p>
      <text:p text:style-name="P10"/>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text:soft-page-break/>équivalent à sa Vitesse. Il peut choisir de se déplacer tant qu'il lui reste du déplacement (<text:span text:style-name="T6">il peut donc 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11">Eclaireur</text:p>
      <text:p text:style-name="P9"><text:span text:style-name="T8">Œil du diable </text:span>| <text:span text:style-name="T7">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067042192352">
          <table:table-cell table:style-name="Tableau2.A1" office:value-type="string">
            <text:p text:style-name="P17">PV</text:p>
          </table:table-cell>
          <table:table-cell table:style-name="Tableau2.A1" office:value-type="string">
            <text:p text:style-name="P17">ATK</text:p>
          </table:table-cell>
          <table:table-cell table:style-name="Tableau2.A1" office:value-type="string">
            <text:p text:style-name="P17">Armure</text:p>
          </table:table-cell>
          <table:table-cell table:style-name="Tableau2.D1" office:value-type="string">
            <text:p text:style-name="P17">Taille</text:p>
          </table:table-cell>
        </table:table-row>
        <table:table-row table:style-name="TableLine94067042742848">
          <table:table-cell table:style-name="Tableau2.A2" office:value-type="float" office:value="60">
            <text:p text:style-name="P17"><text:span text:style-name="T20">6</text:span>0</text:p>
          </table:table-cell>
          <table:table-cell table:style-name="Tableau2.B2" office:value-type="float" office:value="8">
            <text:p text:style-name="P17">8</text:p>
          </table:table-cell>
          <table:table-cell table:style-name="Tableau2.C2" office:value-type="string">
            <text:p text:style-name="P17">40|3</text:p>
          </table:table-cell>
          <table:table-cell table:style-name="Tableau2.D2" office:value-type="float" office:value="1">
            <text:p text:style-name="P17">1</text:p>
          </table:table-cell>
        </table:table-row>
        <table:table-row table:style-name="TableLine94067042745712">
          <table:table-cell table:style-name="Tableau2.A3" office:value-type="string">
            <text:p text:style-name="P17">Initiative</text:p>
          </table:table-cell>
          <table:table-cell table:style-name="Tableau2.A3" office:value-type="string">
            <text:p text:style-name="P17">Portée</text:p>
          </table:table-cell>
          <table:table-cell table:style-name="Tableau2.A3" office:value-type="string">
            <text:p text:style-name="P17">Vision</text:p>
          </table:table-cell>
          <table:table-cell table:style-name="Tableau2.D3" office:value-type="string">
            <text:p text:style-name="P17">Vitesse</text:p>
          </table:table-cell>
        </table:table-row>
        <table:table-row table:style-name="TableLine94067092535360">
          <table:table-cell table:style-name="Tableau2.A4" office:value-type="float" office:value="10">
            <text:p text:style-name="P17">10</text:p>
          </table:table-cell>
          <table:table-cell table:style-name="Tableau2.B4" office:value-type="float" office:value="3">
            <text:p text:style-name="P19">3</text:p>
          </table:table-cell>
          <table:table-cell table:style-name="Tableau2.C4" office:value-type="float" office:value="6">
            <text:p text:style-name="P17">6</text:p>
          </table:table-cell>
          <table:table-cell table:style-name="Tableau2.D4" office:value-type="float" office:value="6">
            <text:p text:style-name="P17">6</text:p>
          </table:table-cell>
        </table:table-row>
      </table:table>
      <text:p text:style-name="P2"><text:span text:style-name="T3">Maître des chemins</text:span> : l'Avant-garde peut traverser n'importe quel élément de décors. </text:p>
      <text:p text:style-name="P2"/>
      <text:p text:style-name="P2"><text:span text:style-name="T3">Foudroiement </text:span>: <text:span text:style-name="T19">Les ripostes de ce personnage </text:span><text:span text:style-name="T21">ainsi que sa première attaque, </text:span><text:span text:style-name="T19">font </text:span><text:span text:style-name="T21">5 </text:span><text:span text:style-name="T19">dégâts supplémentaires</text:span>. </text:p>
      <text:p text:style-name="P2"/>
      <text:p text:style-name="P2"><text:span text:style-name="T3">Némésis </text:span>: Enchanteur </text:p>
      <text:p text:style-name="P2"/>
      <text:p text:style-name="P9">Chasseur</text:p>
      <text:p text:style-name="P9"><text:span text:style-name="T8">Chien des enfers</text:span> | <text:span text:style-name="T7">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text:soft-page-break/>une puissante attaque lui permettant de déchiqueter ses ennemis. Il est particulièrement efficace 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067129800832">
          <table:table-cell table:style-name="Tableau3.A1" office:value-type="string">
            <text:p text:style-name="P17">PV</text:p>
          </table:table-cell>
          <table:table-cell table:style-name="Tableau3.A1" office:value-type="string">
            <text:p text:style-name="P17">ATK</text:p>
          </table:table-cell>
          <table:table-cell table:style-name="Tableau3.A1" office:value-type="string">
            <text:p text:style-name="P17">Armure</text:p>
          </table:table-cell>
          <table:table-cell table:style-name="Tableau3.D1" office:value-type="string">
            <text:p text:style-name="P17">Taille</text:p>
          </table:table-cell>
        </table:table-row>
        <table:table-row table:style-name="TableLine94067042896384">
          <table:table-cell table:style-name="Tableau3.A2" office:value-type="float" office:value="70">
            <text:p text:style-name="P22">70</text:p>
          </table:table-cell>
          <table:table-cell table:style-name="Tableau3.B2" office:value-type="float" office:value="15">
            <text:p text:style-name="P17">15</text:p>
          </table:table-cell>
          <table:table-cell table:style-name="Tableau3.C2" office:value-type="string">
            <text:p text:style-name="P17">40|4</text:p>
          </table:table-cell>
          <table:table-cell table:style-name="Tableau3.D2" office:value-type="float" office:value="2">
            <text:p text:style-name="P17">2</text:p>
          </table:table-cell>
        </table:table-row>
        <table:table-row table:style-name="TableLine94067042968432">
          <table:table-cell table:style-name="Tableau3.A3" office:value-type="string">
            <text:p text:style-name="P17">Initiative</text:p>
          </table:table-cell>
          <table:table-cell table:style-name="Tableau3.A3" office:value-type="string">
            <text:p text:style-name="P17">Portée</text:p>
          </table:table-cell>
          <table:table-cell table:style-name="Tableau3.A3" office:value-type="string">
            <text:p text:style-name="P17">Vision</text:p>
          </table:table-cell>
          <table:table-cell table:style-name="Tableau3.D3" office:value-type="string">
            <text:p text:style-name="P17">Vitesse</text:p>
          </table:table-cell>
        </table:table-row>
        <table:table-row table:style-name="TableLine94067042866688">
          <table:table-cell table:style-name="Tableau3.A4" office:value-type="float" office:value="9">
            <text:p text:style-name="P17">9</text:p>
          </table:table-cell>
          <table:table-cell table:style-name="Tableau3.B4" office:value-type="float" office:value="1">
            <text:p text:style-name="P17">1</text:p>
          </table:table-cell>
          <table:table-cell table:style-name="Tableau3.C4" office:value-type="float" office:value="4">
            <text:p text:style-name="P17">4</text:p>
          </table:table-cell>
          <table:table-cell table:style-name="Tableau3.D4" office:value-type="float" office:value="7">
            <text:p text:style-name="P17">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9">Gardien</text:p>
      <text:p text:style-name="P9"><text:span text:style-name="T8">Abomination</text:span> | <text:span text:style-name="T7">Golem de fer</text:span></text:p>
      <text:p text:style-name="P2"/>
      <text:p text:style-name="P2"><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067042674448">
          <table:table-cell table:style-name="Tableau4.A1" office:value-type="string">
            <text:p text:style-name="P17">PV</text:p>
          </table:table-cell>
          <table:table-cell table:style-name="Tableau4.A1" office:value-type="string">
            <text:p text:style-name="P17">ATK</text:p>
          </table:table-cell>
          <table:table-cell table:style-name="Tableau4.A1" office:value-type="string">
            <text:p text:style-name="P17">Armure</text:p>
          </table:table-cell>
          <table:table-cell table:style-name="Tableau4.D1" office:value-type="string">
            <text:p text:style-name="P17">Taille</text:p>
          </table:table-cell>
        </table:table-row>
        <table:table-row table:style-name="TableLine94067042809792">
          <table:table-cell table:style-name="Tableau4.A2" office:value-type="float" office:value="95">
            <text:p text:style-name="P17"><text:span text:style-name="T20">9</text:span>5</text:p>
          </table:table-cell>
          <table:table-cell table:style-name="Tableau4.B2" office:value-type="float" office:value="10">
            <text:p text:style-name="P17">10</text:p>
          </table:table-cell>
          <table:table-cell table:style-name="Tableau4.C2" office:value-type="string">
            <text:p text:style-name="P17">80|8</text:p>
          </table:table-cell>
          <table:table-cell table:style-name="Tableau4.D2" office:value-type="float" office:value="3">
            <text:p text:style-name="P17">3</text:p>
          </table:table-cell>
        </table:table-row>
        <table:table-row table:style-name="TableLine94067042815760">
          <table:table-cell table:style-name="Tableau4.A3" office:value-type="string">
            <text:p text:style-name="P17">Initiative</text:p>
          </table:table-cell>
          <table:table-cell table:style-name="Tableau4.A3" office:value-type="string">
            <text:p text:style-name="P17">Portée</text:p>
          </table:table-cell>
          <table:table-cell table:style-name="Tableau4.A3" office:value-type="string">
            <text:p text:style-name="P17">Vision</text:p>
          </table:table-cell>
          <table:table-cell table:style-name="Tableau4.D3" office:value-type="string">
            <text:p text:style-name="P17">Vitesse</text:p>
          </table:table-cell>
        </table:table-row>
        <table:table-row table:style-name="TableLine94067042095568">
          <table:table-cell table:style-name="Tableau4.A4" office:value-type="float" office:value="1">
            <text:p text:style-name="P17">1</text:p>
          </table:table-cell>
          <table:table-cell table:style-name="Tableau4.B4" office:value-type="float" office:value="1">
            <text:p text:style-name="P17">1</text:p>
          </table:table-cell>
          <table:table-cell table:style-name="Tableau4.C4" office:value-type="float" office:value="2">
            <text:p text:style-name="P17">2</text:p>
          </table:table-cell>
          <table:table-cell table:style-name="Tableau4.D4" office:value-type="float" office:value="3">
            <text:p text:style-name="P17">3</text:p>
          </table:table-cell>
        </table:table-row>
      </table:table>
      <text:p text:style-name="P2"/>
      <text:p text:style-name="P2"><text:span text:style-name="T3">Régénération </text:span>: au début de son tour, l'unité se 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2">Dance-lame</text:span></text:p>
      <text:p text:style-name="P2"/>
      <text:p text:style-name="P9">Artilleur</text:p>
      <text:p text:style-name="P9"><text:s text:c="8"/><text:span text:style-name="T8"><text:s text:c="2"/>Succube</text:span> | <text:span text:style-name="T7">Homme-lézard</text:span></text:p>
      <text:p text:style-name="P2"/>
      <text:p text:style-name="P7">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067042757200">
          <table:table-cell table:style-name="Tableau5.A1" office:value-type="string">
            <text:p text:style-name="P17">PV</text:p>
          </table:table-cell>
          <table:table-cell table:style-name="Tableau5.A1" office:value-type="string">
            <text:p text:style-name="P17">ATK</text:p>
          </table:table-cell>
          <table:table-cell table:style-name="Tableau5.A1" office:value-type="string">
            <text:p text:style-name="P17">Armure</text:p>
          </table:table-cell>
          <table:table-cell table:style-name="Tableau5.D1" office:value-type="string">
            <text:p text:style-name="P17">Taille</text:p>
          </table:table-cell>
        </table:table-row>
        <table:table-row table:style-name="TableLine94067042771360">
          <table:table-cell table:style-name="Tableau5.A2" office:value-type="float" office:value="75">
            <text:p text:style-name="P22">75</text:p>
          </table:table-cell>
          <table:table-cell table:style-name="Tableau5.B2" office:value-type="float" office:value="8">
            <text:p text:style-name="P17">8</text:p>
          </table:table-cell>
          <table:table-cell table:style-name="Tableau5.C2" office:value-type="string">
            <text:p text:style-name="P17">40|4</text:p>
          </table:table-cell>
          <table:table-cell table:style-name="Tableau5.D2" office:value-type="float" office:value="2">
            <text:p text:style-name="P17">2</text:p>
          </table:table-cell>
        </table:table-row>
        <text:soft-page-break/>
        <table:table-row table:style-name="TableLine94067042773744">
          <table:table-cell table:style-name="Tableau5.A3" office:value-type="string">
            <text:p text:style-name="P17">Initiative</text:p>
          </table:table-cell>
          <table:table-cell table:style-name="Tableau5.A3" office:value-type="string">
            <text:p text:style-name="P17">Portée</text:p>
          </table:table-cell>
          <table:table-cell table:style-name="Tableau5.A3" office:value-type="string">
            <text:p text:style-name="P17">Vision</text:p>
          </table:table-cell>
          <table:table-cell table:style-name="Tableau5.D3" office:value-type="string">
            <text:p text:style-name="P17">Vitesse</text:p>
          </table:table-cell>
        </table:table-row>
        <table:table-row table:style-name="TableLine94067042826096">
          <table:table-cell table:style-name="Tableau5.A4" office:value-type="float" office:value="7">
            <text:p text:style-name="P17">7</text:p>
          </table:table-cell>
          <table:table-cell table:style-name="Tableau5.B4" office:value-type="float" office:value="6">
            <text:p text:style-name="P17">6</text:p>
          </table:table-cell>
          <table:table-cell table:style-name="Tableau5.C4" office:value-type="float" office:value="4">
            <text:p text:style-name="P17">4</text:p>
          </table:table-cell>
          <table:table-cell table:style-name="Tableau5.D4" office:value-type="float" office:value="4">
            <text:p text:style-name="P17">4</text:p>
          </table:table-cell>
        </table:table-row>
      </table:table>
      <text:p text:style-name="P2"/>
      <text:p text:style-name="P2"><text:span text:style-name="T3">Précision</text:span> : Lorsque l'unité attaque, elle gagne de l'EXP bonus <text:span text:style-name="T15">selon la taille de la cible (2 par taille)</text:span>. De plus, elle gagne 1 en portée en augmentant de niveau.</text:p>
      <text:p text:style-name="P2"><text:span text:style-name="T4">(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5">Eclaireur</text:span></text:p>
      <text:p text:style-name="P2"/>
      <text:p text:style-name="P9">Destructeur</text:p>
      <text:p text:style-name="P9"><text:span text:style-name="T8">Prince démon</text:span> | <text:span text:style-name="T7">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067042701376">
          <table:table-cell table:style-name="Tableau6.A1" office:value-type="string">
            <text:p text:style-name="P17">PV</text:p>
          </table:table-cell>
          <table:table-cell table:style-name="Tableau6.A1" office:value-type="string">
            <text:p text:style-name="P17">ATK</text:p>
          </table:table-cell>
          <table:table-cell table:style-name="Tableau6.A1" office:value-type="string">
            <text:p text:style-name="P17">Armure</text:p>
          </table:table-cell>
          <table:table-cell table:style-name="Tableau6.D1" office:value-type="string">
            <text:p text:style-name="P17">Taille</text:p>
          </table:table-cell>
        </table:table-row>
        <table:table-row table:style-name="TableLine94067042720544">
          <table:table-cell table:style-name="Tableau6.A2" office:value-type="float" office:value="75">
            <text:p text:style-name="P22">75</text:p>
          </table:table-cell>
          <table:table-cell table:style-name="Tableau6.B2" office:value-type="float" office:value="15">
            <text:p text:style-name="P17">15</text:p>
          </table:table-cell>
          <table:table-cell table:style-name="Tableau6.C2" office:value-type="string">
            <text:p text:style-name="P17">60|<text:span text:style-name="T11">4</text:span></text:p>
          </table:table-cell>
          <table:table-cell table:style-name="Tableau6.D2" office:value-type="float" office:value="2">
            <text:p text:style-name="P17">2</text:p>
          </table:table-cell>
        </table:table-row>
        <table:table-row table:style-name="TableLine94067042892640">
          <table:table-cell table:style-name="Tableau6.A3" office:value-type="string">
            <text:p text:style-name="P17">Initiative</text:p>
          </table:table-cell>
          <table:table-cell table:style-name="Tableau6.A3" office:value-type="string">
            <text:p text:style-name="P17">Portée</text:p>
          </table:table-cell>
          <table:table-cell table:style-name="Tableau6.A3" office:value-type="string">
            <text:p text:style-name="P17">Vision</text:p>
          </table:table-cell>
          <table:table-cell table:style-name="Tableau6.D3" office:value-type="string">
            <text:p text:style-name="P17">Vitesse</text:p>
          </table:table-cell>
        </table:table-row>
        <table:table-row table:style-name="TableLine94067092738832">
          <table:table-cell table:style-name="Tableau6.A4" office:value-type="float" office:value="4">
            <text:p text:style-name="P17">4</text:p>
          </table:table-cell>
          <table:table-cell table:style-name="Tableau6.B4" office:value-type="float" office:value="1">
            <text:p text:style-name="P17">1</text:p>
          </table:table-cell>
          <table:table-cell table:style-name="Tableau6.C4" office:value-type="float" office:value="3">
            <text:p text:style-name="P17">3</text:p>
          </table:table-cell>
          <table:table-cell table:style-name="Tableau6.D4" office:value-type="float" office:value="4">
            <text:p text:style-name="P17">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9">Enchanteur</text:p>
      <text:p text:style-name="P9"><text:tab/><text:span text:style-name="T8">Diablotin</text:span> | <text:span text:style-name="T7">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067042620576">
          <table:table-cell table:style-name="Tableau7.A1" office:value-type="string">
            <text:p text:style-name="P17">PV</text:p>
          </table:table-cell>
          <table:table-cell table:style-name="Tableau7.A1" office:value-type="string">
            <text:p text:style-name="P17">ATK</text:p>
          </table:table-cell>
          <table:table-cell table:style-name="Tableau7.A1" office:value-type="string">
            <text:p text:style-name="P17">Armure</text:p>
          </table:table-cell>
          <table:table-cell table:style-name="Tableau7.D1" office:value-type="string">
            <text:p text:style-name="P17">Taille</text:p>
          </table:table-cell>
        </table:table-row>
        <table:table-row table:style-name="TableLine94067042634912">
          <table:table-cell table:style-name="Tableau7.A2" office:value-type="float" office:value="70">
            <text:p text:style-name="P22">70</text:p>
          </table:table-cell>
          <table:table-cell table:style-name="Tableau7.B2" office:value-type="float" office:value="8">
            <text:p text:style-name="P17">8</text:p>
          </table:table-cell>
          <table:table-cell table:style-name="Tableau7.C2" office:value-type="string">
            <text:p text:style-name="P17">40|3</text:p>
          </table:table-cell>
          <table:table-cell table:style-name="Tableau7.D2" office:value-type="float" office:value="1">
            <text:p text:style-name="P17">1</text:p>
          </table:table-cell>
        </table:table-row>
        <table:table-row table:style-name="TableLine94067042637296">
          <table:table-cell table:style-name="Tableau7.A3" office:value-type="string">
            <text:p text:style-name="P17">Initiative</text:p>
          </table:table-cell>
          <table:table-cell table:style-name="Tableau7.A3" office:value-type="string">
            <text:p text:style-name="P17">Portée</text:p>
          </table:table-cell>
          <table:table-cell table:style-name="Tableau7.A3" office:value-type="string">
            <text:p text:style-name="P17">Vision</text:p>
          </table:table-cell>
          <table:table-cell table:style-name="Tableau7.D3" office:value-type="string">
            <text:p text:style-name="P17">Vitesse</text:p>
          </table:table-cell>
        </table:table-row>
        <table:table-row table:style-name="TableLine94067042282192">
          <table:table-cell table:style-name="Tableau7.A4" office:value-type="float" office:value="5">
            <text:p text:style-name="P17">5</text:p>
          </table:table-cell>
          <table:table-cell table:style-name="Tableau7.B4" office:value-type="float" office:value="4">
            <text:p text:style-name="P21">4</text:p>
          </table:table-cell>
          <table:table-cell table:style-name="Tableau7.C4" office:value-type="float" office:value="4">
            <text:p text:style-name="P17">4</text:p>
          </table:table-cell>
          <table:table-cell table:style-name="Tableau7.D4" office:value-type="float" office:value="4">
            <text:p text:style-name="P17">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ext:soft-page-break/>tout les alliés à portée de vue. </text:p>
      <text:p text:style-name="P2"/>
      <text:p text:style-name="P2"><text:span text:style-name="T3">Némésis </text:span>: Destructeur</text:p>
      <text:p text:style-name="P2"/>
      <text:p text:style-name="P9">Incendiaire</text:p>
      <text:p text:style-name="P9"><text:span text:style-name="T8">Démoniste</text:span> | <text:span text:style-name="T7">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067042649296">
          <table:table-cell table:style-name="Tableau8.A1" office:value-type="string">
            <text:p text:style-name="P17">PV</text:p>
          </table:table-cell>
          <table:table-cell table:style-name="Tableau8.A1" office:value-type="string">
            <text:p text:style-name="P17">ATK</text:p>
          </table:table-cell>
          <table:table-cell table:style-name="Tableau8.A1" office:value-type="string">
            <text:p text:style-name="P17">Armure</text:p>
          </table:table-cell>
          <table:table-cell table:style-name="Tableau8.D1" office:value-type="string">
            <text:p text:style-name="P17">Taille</text:p>
          </table:table-cell>
        </table:table-row>
        <table:table-row table:style-name="TableLine94067042663600">
          <table:table-cell table:style-name="Tableau8.A2" office:value-type="float" office:value="70">
            <text:p text:style-name="P22">70</text:p>
          </table:table-cell>
          <table:table-cell table:style-name="Tableau8.B2" office:value-type="float" office:value="10">
            <text:p text:style-name="P17">10</text:p>
          </table:table-cell>
          <table:table-cell table:style-name="Tableau8.C2" office:value-type="string">
            <text:p text:style-name="P17">60|4</text:p>
          </table:table-cell>
          <table:table-cell table:style-name="Tableau8.D2" office:value-type="float" office:value="2">
            <text:p text:style-name="P17">2</text:p>
          </table:table-cell>
        </table:table-row>
        <table:table-row table:style-name="TableLine94067042665984">
          <table:table-cell table:style-name="Tableau8.A3" office:value-type="string">
            <text:p text:style-name="P17">Initiative</text:p>
          </table:table-cell>
          <table:table-cell table:style-name="Tableau8.A3" office:value-type="string">
            <text:p text:style-name="P17">Portée</text:p>
          </table:table-cell>
          <table:table-cell table:style-name="Tableau8.A3" office:value-type="string">
            <text:p text:style-name="P17">Vision</text:p>
          </table:table-cell>
          <table:table-cell table:style-name="Tableau8.D3" office:value-type="string">
            <text:p text:style-name="P17">Vitesse</text:p>
          </table:table-cell>
        </table:table-row>
        <table:table-row table:style-name="TableLine94067042667856">
          <table:table-cell table:style-name="Tableau8.A4" office:value-type="float" office:value="3">
            <text:p text:style-name="P17">3</text:p>
          </table:table-cell>
          <table:table-cell table:style-name="Tableau8.B4" office:value-type="float" office:value="3">
            <text:p text:style-name="P17">3</text:p>
          </table:table-cell>
          <table:table-cell table:style-name="Tableau8.C4" office:value-type="float" office:value="4">
            <text:p text:style-name="P17">4</text:p>
          </table:table-cell>
          <table:table-cell table:style-name="Tableau8.D4" office:value-type="float" office:value="3">
            <text:p text:style-name="P17">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9">Combattant</text:p>
      <text:p text:style-name="P9"><text:span text:style-name="T8">Guerrier du chaos</text:span> | <text:span text:style-name="T7">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067114712992">
          <table:table-cell table:style-name="Tableau9.A1" office:value-type="string">
            <text:p text:style-name="P17">PV</text:p>
          </table:table-cell>
          <table:table-cell table:style-name="Tableau9.A1" office:value-type="string">
            <text:p text:style-name="P17">ATK</text:p>
          </table:table-cell>
          <table:table-cell table:style-name="Tableau9.A1" office:value-type="string">
            <text:p text:style-name="P17">Armure</text:p>
          </table:table-cell>
          <table:table-cell table:style-name="Tableau9.D1" office:value-type="string">
            <text:p text:style-name="P17">Taille</text:p>
          </table:table-cell>
        </table:table-row>
        <table:table-row table:style-name="TableLine94067114726448">
          <table:table-cell table:style-name="Tableau9.A2" office:value-type="float" office:value="80">
            <text:p text:style-name="P22">80</text:p>
          </table:table-cell>
          <table:table-cell table:style-name="Tableau9.B2" office:value-type="float" office:value="12">
            <text:p text:style-name="P17">12</text:p>
          </table:table-cell>
          <table:table-cell table:style-name="Tableau9.C2" office:value-type="string">
            <text:p text:style-name="P17">60|6</text:p>
          </table:table-cell>
          <table:table-cell table:style-name="Tableau9.D2" office:value-type="float" office:value="2">
            <text:p text:style-name="P17">2</text:p>
          </table:table-cell>
        </table:table-row>
        <table:table-row table:style-name="TableLine94067114728576">
          <table:table-cell table:style-name="Tableau9.A3" office:value-type="string">
            <text:p text:style-name="P17">Initiative</text:p>
          </table:table-cell>
          <table:table-cell table:style-name="Tableau9.A3" office:value-type="string">
            <text:p text:style-name="P17">Portée</text:p>
          </table:table-cell>
          <table:table-cell table:style-name="Tableau9.A3" office:value-type="string">
            <text:p text:style-name="P17">Vision</text:p>
          </table:table-cell>
          <table:table-cell table:style-name="Tableau9.D3" office:value-type="string">
            <text:p text:style-name="P17">Vitesse</text:p>
          </table:table-cell>
        </table:table-row>
        <table:table-row table:style-name="TableLine94067114730448">
          <table:table-cell table:style-name="Tableau9.A4" office:value-type="float" office:value="6">
            <text:p text:style-name="P17">6</text:p>
          </table:table-cell>
          <table:table-cell table:style-name="Tableau9.B4" office:value-type="float" office:value="1">
            <text:p text:style-name="P17">1</text:p>
          </table:table-cell>
          <table:table-cell table:style-name="Tableau9.C4" office:value-type="float" office:value="4">
            <text:p text:style-name="P17">4</text:p>
          </table:table-cell>
          <table:table-cell table:style-name="Tableau9.D4" office:value-type="float" office:value="4">
            <text:p text:style-name="P17">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Au début de chaque tour, ce monstre gagne 5 d'EXP. </text:p>
      <text:p text:style-name="P2"/>
      <text:p text:style-name="P2"><text:span text:style-name="T3">Némésis </text:span>: Bête de guerre</text:p>
      <text:p text:style-name="P2"/>
      <text:p text:style-name="P9">Bête de guerre</text:p>
      <text:p text:style-name="P9"><text:span text:style-name="T8">Mutilateur</text:span> | <text:span text:style-name="T7">Hydre <text:s/></text:span><text:s text:c="5"/></text:p>
      <text:p text:style-name="P2"/>
      <text:p text:style-name="P7">Massives, mais néanmoins rapide, les bêtes de guerre surplombent les autres guerriers, qu'elles dominent également avec des membres puissants et des attaques redoutables. Ces créatures sont <text:soft-page-break/>des prédateurs très puissants, plus résistant que la plupart des autres monstres, et ayant pourtant une bonne vitesse. Cette dernière leur permet d'atteindre les autres ennemis rapides ou de 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067042561296">
          <table:table-cell table:style-name="Tableau10.A1" office:value-type="string">
            <text:p text:style-name="P17">PV</text:p>
          </table:table-cell>
          <table:table-cell table:style-name="Tableau10.A1" office:value-type="string">
            <text:p text:style-name="P17">ATK</text:p>
          </table:table-cell>
          <table:table-cell table:style-name="Tableau10.A1" office:value-type="string">
            <text:p text:style-name="P17">Armure</text:p>
          </table:table-cell>
          <table:table-cell table:style-name="Tableau10.D1" office:value-type="string">
            <text:p text:style-name="P17">Taille</text:p>
          </table:table-cell>
        </table:table-row>
        <table:table-row table:style-name="TableLine94067042575840">
          <table:table-cell table:style-name="Tableau10.A2" office:value-type="float" office:value="95">
            <text:p text:style-name="P17"><text:span text:style-name="T20">9</text:span>5</text:p>
          </table:table-cell>
          <table:table-cell table:style-name="Tableau10.B2" office:value-type="float" office:value="10">
            <text:p text:style-name="P17">10</text:p>
          </table:table-cell>
          <table:table-cell table:style-name="Tableau10.C2" office:value-type="string">
            <text:p text:style-name="P17">40|5</text:p>
          </table:table-cell>
          <table:table-cell table:style-name="Tableau10.D2" office:value-type="float" office:value="3">
            <text:p text:style-name="P17">3</text:p>
          </table:table-cell>
        </table:table-row>
        <table:table-row table:style-name="TableLine94067042578224">
          <table:table-cell table:style-name="Tableau10.A3" office:value-type="string">
            <text:p text:style-name="P17">Initiative</text:p>
          </table:table-cell>
          <table:table-cell table:style-name="Tableau10.A3" office:value-type="string">
            <text:p text:style-name="P17">Portée</text:p>
          </table:table-cell>
          <table:table-cell table:style-name="Tableau10.A3" office:value-type="string">
            <text:p text:style-name="P17">Vision</text:p>
          </table:table-cell>
          <table:table-cell table:style-name="Tableau10.D3" office:value-type="string">
            <text:p text:style-name="P17">Vitesse</text:p>
          </table:table-cell>
        </table:table-row>
        <table:table-row table:style-name="TableLine94067042837168">
          <table:table-cell table:style-name="Tableau10.A4" office:value-type="float" office:value="2">
            <text:p text:style-name="P17">2</text:p>
          </table:table-cell>
          <table:table-cell table:style-name="Tableau10.B4" office:value-type="float" office:value="1">
            <text:p text:style-name="P17">1</text:p>
          </table:table-cell>
          <table:table-cell table:style-name="Tableau10.C4" office:value-type="float" office:value="4">
            <text:p text:style-name="P17">4</text:p>
          </table:table-cell>
          <table:table-cell table:style-name="Tableau10.D4" office:value-type="float" office:value="5">
            <text:p text:style-name="P17">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5">Dance-Lame </text:p>
      <text:p text:style-name="P16"><text:span text:style-name="T13">Incube</text:span> | <text:span text:style-name="T14">Vampyirion</text:span> </text:p>
      <text:p text:style-name="P14"/>
      <table:table table:name="Tableau11" table:style-name="Tableau11">
        <table:table-column table:style-name="Tableau11.A" table:number-columns-repeated="3"/>
        <table:table-column table:style-name="Tableau11.D"/>
        <table:table-row table:style-name="TableLine94067042590640">
          <table:table-cell table:style-name="Tableau11.A1" office:value-type="string">
            <text:p text:style-name="P18">PV</text:p>
          </table:table-cell>
          <table:table-cell table:style-name="Tableau11.A1" office:value-type="string">
            <text:p text:style-name="P18">ATK</text:p>
          </table:table-cell>
          <table:table-cell table:style-name="Tableau11.A1" office:value-type="string">
            <text:p text:style-name="P18">Armure</text:p>
          </table:table-cell>
          <table:table-cell table:style-name="Tableau11.D1" office:value-type="string">
            <text:p text:style-name="P18">Taille</text:p>
          </table:table-cell>
        </table:table-row>
        <table:table-row table:style-name="TableLine94067042605824">
          <table:table-cell table:style-name="Tableau11.C4" office:value-type="string">
            <text:p text:style-name="P22">75</text:p>
          </table:table-cell>
          <table:table-cell table:style-name="Tableau11.C4" office:value-type="string">
            <text:p text:style-name="P20">1<text:span text:style-name="T18">0</text:span></text:p>
          </table:table-cell>
          <table:table-cell table:style-name="Tableau11.C4" office:value-type="string">
            <text:p text:style-name="P20">40/3</text:p>
          </table:table-cell>
          <table:table-cell table:style-name="Tableau11.D4" office:value-type="string">
            <text:p text:style-name="P20">2</text:p>
          </table:table-cell>
        </table:table-row>
        <table:table-row table:style-name="TableLine94067042607392">
          <table:table-cell table:style-name="Tableau11.A3" office:value-type="string">
            <text:p text:style-name="P18">Initiative</text:p>
          </table:table-cell>
          <table:table-cell table:style-name="Tableau11.A3" office:value-type="string">
            <text:p text:style-name="P18">Portée</text:p>
          </table:table-cell>
          <table:table-cell table:style-name="Tableau11.A3" office:value-type="string">
            <text:p text:style-name="P18">Vision</text:p>
          </table:table-cell>
          <table:table-cell table:style-name="Tableau11.D3" office:value-type="string">
            <text:p text:style-name="P18">Vitesse</text:p>
          </table:table-cell>
        </table:table-row>
        <table:table-row table:style-name="TableLine94067042609264">
          <table:table-cell table:style-name="Tableau11.C4" office:value-type="string">
            <text:p text:style-name="P20">8</text:p>
          </table:table-cell>
          <table:table-cell table:style-name="Tableau11.C4" office:value-type="string">
            <text:p text:style-name="P20">2</text:p>
          </table:table-cell>
          <table:table-cell table:style-name="Tableau11.C4" office:value-type="string">
            <text:p text:style-name="P20">3</text:p>
          </table:table-cell>
          <table:table-cell table:style-name="Tableau11.D4" office:value-type="string">
            <text:p text:style-name="P20">5</text:p>
          </table:table-cell>
        </table:table-row>
      </table:table>
      <text:p text:style-name="P14"/>
      <text:p text:style-name="P13"><text:span text:style-name="T3">Drain </text:span>: se soigne de 25 % des dégâts qu’il inflige</text:p>
      <text:p text:style-name="P13"/>
      <text:p text:style-name="P13"><text:span text:style-name="T3">Esquive </text:span>: Lorsqu’il ne peut pas riposter, le Dance-lame à 20 % de chance d’esquiver l’attaque qui le prend pour cible.</text:p>
      <text:p text:style-name="P13"/>
      <text:p text:style-name="P13"><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
      <text:p text:style-name="P2"><text:tab/><text:span text:style-name="T3">Plaine </text:span>: </text:p>
      <text:p text:style-name="P2">Se déplacer au travers : <text:span text:style-name="T9">OUI</text:span></text:p>
      <text:p text:style-name="P2">Voir/Attaquer au travers :<text:span text:style-name="T9"> OUI</text:span></text:p>
      <text:p text:style-name="P2"/>
      <text:p text:style-name="P2"><text:tab/><text:span text:style-name="T3">Forêt </text:span>: </text:p>
      <text:p text:style-name="P2">Se déplacer au travers : <text:span text:style-name="T9">OUI</text:span></text:p>
      <text:p text:style-name="P2">Voir/Attaquer au travers : <text:span text:style-name="T10">NON</text:span></text:p>
      <text:p text:style-name="P2"><text:soft-page-break/></text:p>
      <text:p text:style-name="P2"><text:tab/><text:span text:style-name="T3">Fossé </text:span>: </text:p>
      <text:p text:style-name="P2">Se déplacer au travers :<text:span text:style-name="T10"> NON</text:span></text:p>
      <text:p text:style-name="P2">Voir/Attaquer au travers : <text:span text:style-name="T9">OUI</text:span></text:p>
      <text:p text:style-name="P2"/>
      <text:p text:style-name="P2"><text:tab/><text:span text:style-name="T3">Montagne </text:span>:</text:p>
      <text:p text:style-name="P2">Se déplacer au travers :<text:span text:style-name="T10"> NON</text:span></text:p>
      <text:p text:style-name="P2">Voir/Attaquer au travers : <text:span text:style-name="T10">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067042030240">
          <table:table-cell table:style-name="Tableau1.A1" office:value-type="string">
            <text:p text:style-name="P17">PV</text:p>
          </table:table-cell>
          <table:table-cell table:style-name="Tableau1.A1" office:value-type="string">
            <text:p text:style-name="P17">ATK</text:p>
          </table:table-cell>
          <table:table-cell table:style-name="Tableau1.A1" office:value-type="string">
            <text:p text:style-name="P17">Armure</text:p>
          </table:table-cell>
          <table:table-cell table:style-name="Tableau1.D1" office:value-type="string">
            <text:p text:style-name="P17">Taille</text:p>
          </table:table-cell>
        </table:table-row>
        <table:table-row table:style-name="TableLine94067042804512">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row table:style-name="TableLine94067042529920">
          <table:table-cell table:style-name="Tableau1.A3" office:value-type="string">
            <text:p text:style-name="P17">Initiative</text:p>
          </table:table-cell>
          <table:table-cell table:style-name="Tableau1.A3" office:value-type="string">
            <text:p text:style-name="P17">Portée</text:p>
          </table:table-cell>
          <table:table-cell table:style-name="Tableau1.A3" office:value-type="string">
            <text:p text:style-name="P17">Vision</text:p>
          </table:table-cell>
          <table:table-cell table:style-name="Tableau1.D3" office:value-type="string">
            <text:p text:style-name="P17">Vitesse</text:p>
          </table:table-cell>
        </table:table-row>
        <table:table-row table:style-name="TableLine94067042537456">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5T22:43:30.852040622</dc:date>
    <meta:editing-duration>PT12H53M41S</meta:editing-duration>
    <meta:editing-cycles>97</meta:editing-cycles>
    <meta:generator>LibreOffice/6.4.7.2$Linux_X86_64 LibreOffice_project/40$Build-2</meta:generator>
    <meta:document-statistic meta:table-count="11" meta:image-count="0" meta:object-count="0" meta:page-count="9" meta:paragraph-count="347" meta:word-count="2802" meta:character-count="16312" meta:non-whitespace-character-count="13627"/>
  </office:meta>
</office:document-meta>
</file>